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6" style:family="table">
      <style:table-properties style:width="16.514cm" fo:margin-left="0.501cm" table:align="left"/>
    </style:style>
    <style:style style:name="Table16.A" style:family="table-column">
      <style:table-column-properties style:column-width="3.75cm"/>
    </style:style>
    <style:style style:name="Table16.B" style:family="table-column">
      <style:table-column-properties style:column-width="4.246cm"/>
    </style:style>
    <style:style style:name="Table16.D" style:family="table-column">
      <style:table-column-properties style:column-width="4.27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D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8" style:family="table-row">
      <style:table-row-properties style:min-row-height="0.716cm"/>
    </style:style>
    <style:style style:name="P1" style:family="paragraph" style:parent-style-name="Standard">
      <style:text-properties officeooo:rsid="000106c9" officeooo:paragraph-rsid="0007f7f4"/>
    </style:style>
    <style:style style:name="P2" style:family="paragraph" style:parent-style-name="Standard">
      <style:paragraph-properties fo:text-align="start" style:justify-single-word="false"/>
      <style:text-properties officeooo:rsid="000106c9" officeooo:paragraph-rsid="0007f7f4"/>
    </style:style>
    <style:style style:name="P3" style:family="paragraph" style:parent-style-name="Standard">
      <style:text-properties officeooo:rsid="000106c9" officeooo:paragraph-rsid="00089ab6"/>
    </style:style>
    <style:style style:name="P4" style:family="paragraph" style:parent-style-name="Standard">
      <style:text-properties style:text-underline-style="none" officeooo:rsid="000106c9" officeooo:paragraph-rsid="0007f7f4"/>
    </style:style>
    <style:style style:name="P5" style:family="paragraph" style:parent-style-name="Standard">
      <style:text-properties fo:font-weight="bold" officeooo:rsid="000106c9" officeooo:paragraph-rsid="0007f7f4" style:font-weight-asian="bold" style:font-weight-complex="bold"/>
    </style:style>
    <style:style style:name="P6" style:family="paragraph" style:parent-style-name="Standard">
      <style:text-properties fo:font-weight="bold" officeooo:rsid="000106c9" officeooo:paragraph-rsid="000b5dba" style:font-weight-asian="bold" style:font-weight-complex="bold"/>
    </style:style>
    <style:style style:name="P7" style:family="paragraph" style:parent-style-name="Standard">
      <style:text-properties fo:font-weight="bold" officeooo:rsid="000b5dba" officeooo:paragraph-rsid="000b5dba" style:font-weight-asian="bold" style:font-weight-complex="bold"/>
    </style:style>
    <style:style style:name="P8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9" style:family="paragraph" style:parent-style-name="Standard">
      <style:text-properties fo:color="#cccccc" style:font-name="Droid Sans Mono" fo:font-size="10.5pt" fo:font-weight="normal" officeooo:rsid="000106c9" officeooo:paragraph-rsid="000b5dba" fo:background-color="#1f1f1f" style:font-weight-asian="bold" style:font-weight-complex="bold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f1f1f"/>
    </style:style>
    <style:style style:name="P12" style:family="paragraph" style:parent-style-name="Standard">
      <style:text-properties fo:font-size="28pt" style:text-underline-style="solid" style:text-underline-width="auto" style:text-underline-color="font-color" fo:font-weight="bold" officeooo:rsid="000b5dba" officeooo:paragraph-rsid="000b5dba" style:font-size-asian="28pt" style:font-weight-asian="bold" style:font-size-complex="28pt" style:font-weight-complex="bold"/>
    </style:style>
    <style:style style:name="P13" style:family="paragraph" style:parent-style-name="Standard">
      <style:paragraph-properties fo:margin-top="0cm" fo:margin-bottom="0.499cm" loext:contextual-spacing="false" style:line-height-at-least="0.503cm"/>
    </style:style>
    <style:style style:name="P14" style:family="paragraph" style:parent-style-name="Table_20_Contents">
      <style:text-properties officeooo:paragraph-rsid="0007f7f4"/>
    </style:style>
    <style:style style:name="P15" style:family="paragraph" style:parent-style-name="Table_20_Contents">
      <style:text-properties officeooo:rsid="000c132c" officeooo:paragraph-rsid="000c132c"/>
    </style:style>
    <style:style style:name="P16" style:family="paragraph" style:parent-style-name="Table_20_Contents">
      <style:text-properties officeooo:paragraph-rsid="000c132c"/>
    </style:style>
    <style:style style:name="P17" style:family="paragraph" style:parent-style-name="Table_20_Heading">
      <style:text-properties officeooo:paragraph-rsid="0007f7f4"/>
    </style:style>
    <style:style style:name="P18" style:family="paragraph" style:parent-style-name="Table_20_Heading">
      <style:text-properties officeooo:paragraph-rsid="000b5dba"/>
    </style:style>
    <style:style style:name="P19" style:family="paragraph" style:parent-style-name="Table_20_Heading">
      <style:text-properties officeooo:paragraph-rsid="000c13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ize="26pt" style:text-underline-style="solid" style:text-underline-width="auto" style:text-underline-color="font-color" fo:font-weight="bold" officeooo:rsid="00058f58" style:font-size-asian="26pt" style:font-weight-asian="bold" style:font-size-complex="26pt" style:font-weight-complex="bold"/>
    </style:style>
    <style:style style:name="T4" style:family="text">
      <style:text-properties fo:font-size="26pt" fo:font-weight="bold" officeooo:rsid="00058f58" style:font-size-asian="26pt" style:font-weight-asian="bold" style:font-size-complex="26pt" style:font-weight-complex="bold"/>
    </style:style>
    <style:style style:name="T5" style:family="text">
      <style:text-properties fo:font-size="22pt" fo:font-weight="bold" officeooo:rsid="00058f58" style:font-size-asian="22pt" style:font-weight-asian="bold" style:font-size-complex="22pt" style:font-weight-complex="bold"/>
    </style:style>
    <style:style style:name="T6" style:family="text">
      <style:text-properties fo:font-size="22pt" fo:font-weight="bold" officeooo:rsid="0016f86f" style:font-size-asian="22pt" style:font-weight-asian="bold" style:font-size-complex="22pt" style:font-weight-complex="bold"/>
    </style:style>
    <style:style style:name="T7" style:family="text">
      <style:text-properties officeooo:rsid="0016f86f"/>
    </style:style>
    <style:style style:name="T8" style:family="text">
      <style:text-properties officeooo:rsid="0007f7f4"/>
    </style:style>
    <style:style style:name="T9" style:family="text">
      <style:text-properties fo:color="#c586c0"/>
    </style:style>
    <style:style style:name="T10" style:family="text">
      <style:text-properties fo:color="#4ec9b0"/>
    </style:style>
    <style:style style:name="T11" style:family="text">
      <style:text-properties fo:color="#569cd6"/>
    </style:style>
    <style:style style:name="T12" style:family="text">
      <style:text-properties fo:color="#dcdcaa"/>
    </style:style>
    <style:style style:name="T13" style:family="text">
      <style:text-properties fo:color="#9cdcfe"/>
    </style:style>
    <style:style style:name="T14" style:family="text">
      <style:text-properties fo:color="#d4d4d4"/>
    </style:style>
    <style:style style:name="T15" style:family="text">
      <style:text-properties fo:color="#b5cea8"/>
    </style:style>
    <style:style style:name="T16" style:family="text">
      <style:text-properties fo:color="#ce9178"/>
    </style:style>
    <style:style style:name="T17" style:family="text">
      <style:text-properties officeooo:rsid="000c13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7"/><text:span text:style-name="T2"><text:s text:c="17"/></text:span><text:span text:style-name="T3">DS LAB</text:span></text:p>
      <text:p text:style-name="P4"><text:span text:style-name="T4"><text:s text:c="20"/></text:span><text:span text:style-name="T5">ASSIGNMENT:</text:span><text:span text:style-name="T6">2</text:span></text:p>
      <text:p text:style-name="P1"/>
      <text:p text:style-name="P1"/>
      <text:p text:style-name="P5"><text:span text:style-name="T7">21</text:span>/07/2025</text:p>
      <text:p text:style-name="P1"><text:span text:style-name="T1">NAME: </text:span>PRIYA RAI</text:p>
      <text:p text:style-name="P1"><text:span text:style-name="T1">BATCH:</text:span> S-3</text:p>
      <text:p text:style-name="P2"><text:span text:style-name="T1">ASSIGNMENT:</text:span> COMPARISION BETWEEN <text:s/>BINARY SEARCH <text:span text:style-name="T8">USING RECURSSION AND ILTERATION</text:span></text:p>
      <text:p text:style-name="P2"/>
      <text:p text:style-name="P1"/>
      <text:p text:style-name="P1"/>
      <text:p text:style-name="P12">CODE</text:p>
      <text:p text:style-name="P1"/>
      <text:p text:style-name="P6">BINARY SEARCH <text:span text:style-name="T8">(USING RECURSION)</text:span>:</text:p>
      <text:p text:style-name="P6"/>
      <text:p text:style-name="P9"><text:span text:style-name="T9">import</text:span> <text:span text:style-name="T10">time</text:span></text:p>
      <text:p text:style-name="P10"/>
      <text:p text:style-name="P8"><text:span text:style-name="T11">def</text:span> <text:span text:style-name="T12">binary_search</text:span>(<text:span text:style-name="T13">arr</text:span>, <text:span text:style-name="T13">target</text:span>, <text:span text:style-name="T13">low</text:span>, <text:span text:style-name="T13">high</text:span>):</text:p>
      <text:p text:style-name="P8"><text:span text:style-name="T9">if</text:span> <text:span text:style-name="T13">low</text:span> <text:span text:style-name="T14">&gt;</text:span> <text:span text:style-name="T13">high</text:span>:</text:p>
      <text:p text:style-name="P8"><text:span text:style-name="T9">return</text:span> <text:span text:style-name="T14">-</text:span><text:span text:style-name="T15">1</text:span></text:p>
      <text:p text:style-name="P8"><text:span text:style-name="T13">mid</text:span> <text:span text:style-name="T14">=</text:span> (<text:span text:style-name="T13">low</text:span> <text:span text:style-name="T14">+</text:span> <text:span text:style-name="T13">high</text:span>) <text:span text:style-name="T14">//</text:span> <text:span text:style-name="T15">2</text:span> </text:p>
      <text:p text:style-name="P8"><text:span text:style-name="T9">if</text:span> <text:span text:style-name="T13">arr</text:span>[<text:span text:style-name="T13">mid</text:span>] <text:span text:style-name="T14">==</text:span> <text:span text:style-name="T13">target</text:span>:</text:p>
      <text:p text:style-name="P8"><text:span text:style-name="T9">return</text:span> <text:span text:style-name="T13">mid</text:span></text:p>
      <text:p text:style-name="P8"><text:span text:style-name="T9">elif</text:span> <text:span text:style-name="T13">arr</text:span>[<text:span text:style-name="T13">mid</text:span>] <text:span text:style-name="T14">&gt;</text:span> <text:span text:style-name="T13">target</text:span>:</text:p>
      <text:p text:style-name="P8"><text:span text:style-name="T9">return</text:span> <text:span text:style-name="T12">binary_search</text:span>(<text:span text:style-name="T13">arr</text:span>, <text:span text:style-name="T13">target</text:span>, <text:span text:style-name="T13">low</text:span>, <text:span text:style-name="T13">mid</text:span> <text:span text:style-name="T14">-</text:span> <text:span text:style-name="T15">1</text:span>)</text:p>
      <text:p text:style-name="P8"><text:span text:style-name="T9">else</text:span>:</text:p>
      <text:p text:style-name="P8"><text:span text:style-name="T9">return</text:span> <text:span text:style-name="T12">binary_search</text:span>(<text:span text:style-name="T13">arr</text:span>, <text:span text:style-name="T13">target</text:span>, <text:span text:style-name="T13">mid</text:span> <text:span text:style-name="T14">+</text:span> <text:span text:style-name="T15">1</text:span>, <text:span text:style-name="T13">high</text:span>)</text:p>
      <text:p text:style-name="P13"/>
      <text:p text:style-name="P8"><text:span text:style-name="T13">arr</text:span> <text:span text:style-name="T14">=</text:span> [<text:span text:style-name="T15">1</text:span>, <text:span text:style-name="T15">3</text:span>, <text:span text:style-name="T15">6</text:span>, <text:span text:style-name="T15">5</text:span>, <text:span text:style-name="T15">7</text:span>, <text:span text:style-name="T15">10</text:span>, <text:span text:style-name="T15">9</text:span>, <text:span text:style-name="T15">11</text:span>, <text:span text:style-name="T15">13</text:span>, <text:span text:style-name="T15">15</text:span>]</text:p>
      <text:p text:style-name="P8"><text:span text:style-name="T13">target</text:span> <text:span text:style-name="T14">=</text:span> <text:span text:style-name="T15">7</text:span></text:p>
      <text:p text:style-name="P8"><text:span text:style-name="T13">start_time</text:span> <text:span text:style-name="T14">=</text:span> <text:span text:style-name="T10">time</text:span>.<text:span text:style-name="T12">time</text:span>()</text:p>
      <text:p text:style-name="P10"/>
      <text:p text:style-name="P8"><text:span text:style-name="T13">result</text:span> <text:span text:style-name="T14">=</text:span> <text:span text:style-name="T12">binary_search</text:span>(<text:span text:style-name="T13">arr</text:span>, <text:span text:style-name="T13">target</text:span>, <text:span text:style-name="T15">0</text:span>, <text:span text:style-name="T12">len</text:span>(<text:span text:style-name="T13">arr</text:span>) <text:span text:style-name="T14">-</text:span> <text:span text:style-name="T15">1</text:span>)</text:p>
      <text:p text:style-name="P10"/>
      <text:p text:style-name="P8"><text:span text:style-name="T13">end_time</text:span> <text:span text:style-name="T14">=</text:span> <text:span text:style-name="T10">time</text:span>.<text:span text:style-name="T12">time</text:span>()</text:p>
      <text:p text:style-name="P10"/>
      <text:p text:style-name="P8"><text:span text:style-name="T9">if</text:span> <text:span text:style-name="T13">result</text:span> <text:span text:style-name="T14">!=</text:span> <text:span text:style-name="T14">-</text:span><text:span text:style-name="T15">1</text:span>:</text:p>
      <text:p text:style-name="P8"><text:span text:style-name="T12">print</text:span>(f<text:span text:style-name="T16">"Element found at index </text:span><text:span text:style-name="T13">{result}</text:span><text:span text:style-name="T16">"</text:span>)</text:p>
      <text:p text:style-name="P8"><text:span text:style-name="T9">else</text:span>:</text:p>
      <text:p text:style-name="P8"><text:span text:style-name="T12">print</text:span>(<text:span text:style-name="T16">"Element not found"</text:span>)</text:p>
      <text:p text:style-name="P10"/>
      <text:p text:style-name="P8"><text:span text:style-name="T13">execution_time</text:span> <text:span text:style-name="T14">=</text:span> <text:span text:style-name="T13">end_time</text:span> <text:span text:style-name="T14">-</text:span> <text:span text:style-name="T13">start_time</text:span></text:p>
      <text:p text:style-name="P8"><text:span text:style-name="T12">print</text:span>(f<text:span text:style-name="T16">"Time of execution: </text:span><text:span text:style-name="T13">{execution_time:.8f}</text:span><text:span text:style-name="T16"> seconds"</text:span>)</text:p>
      <text:p text:style-name="P6"/>
      <text:p text:style-name="P6"/>
      <text:p text:style-name="P6"/>
      <text:p text:style-name="P6"><text:soft-page-break/></text:p>
      <text:p text:style-name="P6">BINARY SEARCH <text:span text:style-name="T8">(USING ILTERATION)</text:span>:</text:p>
      <text:p text:style-name="P6"/>
      <text:p text:style-name="P6"/>
      <text:p text:style-name="P9"><text:span text:style-name="T13">a</text:span><text:span text:style-name="T14">=</text:span><text:span text:style-name="T10">int</text:span>(<text:span text:style-name="T12">input</text:span>(<text:span text:style-name="T16">"length of list "</text:span>))</text:p>
      <text:p text:style-name="P8"><text:span text:style-name="T13">b</text:span><text:span text:style-name="T14">=</text:span>[]</text:p>
      <text:p text:style-name="P8"><text:span text:style-name="T9">for</text:span> <text:span text:style-name="T13">i</text:span> <text:span text:style-name="T11">in</text:span> <text:span text:style-name="T10">range</text:span>(<text:span text:style-name="T15">0</text:span>,<text:span text:style-name="T13">a</text:span>):</text:p>
      <text:p text:style-name="P8"><text:span text:style-name="T13">b</text:span>.<text:span text:style-name="T12">append</text:span>(<text:span text:style-name="T10">int</text:span>(<text:span text:style-name="T12">input</text:span>(<text:span text:style-name="T16">"enter list item "</text:span> )))</text:p>
      <text:p text:style-name="P8"><text:span text:style-name="T13">high</text:span><text:span text:style-name="T14">=</text:span><text:span text:style-name="T12">len</text:span>(<text:span text:style-name="T13">b</text:span>)<text:span text:style-name="T14">-</text:span><text:span text:style-name="T15">1</text:span></text:p>
      <text:p text:style-name="P8"><text:span text:style-name="T13">b</text:span>.<text:span text:style-name="T12">sort</text:span>()</text:p>
      <text:p text:style-name="P8"><text:span text:style-name="T13">c</text:span><text:span text:style-name="T14">=</text:span><text:span text:style-name="T10">int</text:span>(<text:span text:style-name="T12">input</text:span>(<text:span text:style-name="T16">"enter num to be found "</text:span>))</text:p>
      <text:p text:style-name="P8"><text:span text:style-name="T13">low</text:span><text:span text:style-name="T14">=</text:span><text:span text:style-name="T15">0</text:span></text:p>
      <text:p text:style-name="P8"><text:span text:style-name="T9">while</text:span> <text:span text:style-name="T13">low</text:span><text:span text:style-name="T14">&lt;=</text:span><text:span text:style-name="T13">high</text:span>:</text:p>
      <text:p text:style-name="P8"><text:span text:style-name="T13">mid</text:span><text:span text:style-name="T14">=</text:span><text:span text:style-name="T10">int</text:span>((<text:span text:style-name="T13">low</text:span><text:span text:style-name="T14">+</text:span><text:span text:style-name="T13">high</text:span>)<text:span text:style-name="T14">/</text:span><text:span text:style-name="T15">2</text:span>)</text:p>
      <text:p text:style-name="P8"><text:span text:style-name="T9">if</text:span>(<text:span text:style-name="T13">c</text:span><text:span text:style-name="T14">==</text:span><text:span text:style-name="T13">b</text:span>[<text:span text:style-name="T13">mid</text:span>]):</text:p>
      <text:p text:style-name="P8"><text:span text:style-name="T12">print</text:span>(<text:span text:style-name="T13">mid</text:span>)</text:p>
      <text:p text:style-name="P11">break</text:p>
      <text:p text:style-name="P8"><text:span text:style-name="T9">elif</text:span>(<text:span text:style-name="T13">b</text:span>[<text:span text:style-name="T13">mid</text:span>]<text:span text:style-name="T14">&gt;</text:span><text:span text:style-name="T13">c</text:span>):</text:p>
      <text:p text:style-name="P8"><text:span text:style-name="T13">high</text:span><text:span text:style-name="T14">=</text:span><text:span text:style-name="T13">mid</text:span><text:span text:style-name="T14">-</text:span><text:span text:style-name="T15">1</text:span></text:p>
      <text:p text:style-name="P8"><text:span text:style-name="T9">elif</text:span>(<text:span text:style-name="T13">b</text:span>[<text:span text:style-name="T13">mid</text:span>]<text:span text:style-name="T14">&lt;</text:span><text:span text:style-name="T13">c</text:span>):</text:p>
      <text:p text:style-name="P8"><text:span text:style-name="T13">low</text:span><text:span text:style-name="T14">=</text:span><text:span text:style-name="T13">mid</text:span><text:span text:style-name="T14">+</text:span><text:span text:style-name="T15">1</text:span> </text:p>
      <text:p text:style-name="P10"/>
      <text:p text:style-name="P8"><text:span text:style-name="T9">else</text:span>:</text:p>
      <text:p text:style-name="P8"><text:span text:style-name="T12">print</text:span>(<text:span text:style-name="T16">"not found"</text:span>)</text:p>
      <text:p text:style-name="P8"/>
      <text:p text:style-name="P8"/>
      <text:p text:style-name="P8"/>
      <text:p text:style-name="P8"/>
      <text:p text:style-name="P8"/>
      <text:p text:style-name="P6"/>
      <table:table table:name="Table16" table:style-name="Table16">
        <table:table-column table:style-name="Table16.A"/>
        <table:table-column table:style-name="Table16.B" table:number-columns-repeated="2"/>
        <table:table-column table:style-name="Table16.D"/>
        <table:table-row>
          <table:table-cell table:style-name="Table16.A1" office:value-type="string">
            <text:p text:style-name="P18">Array Size</text:p>
          </table:table-cell>
          <table:table-cell table:style-name="Table16.A1" office:value-type="string">
            <text:p text:style-name="P18">Target</text:p>
          </table:table-cell>
          <table:table-cell table:style-name="Table16.A1" office:value-type="string">
            <text:p text:style-name="P19">Iterative Time (sec)</text:p>
          </table:table-cell>
          <table:table-cell table:style-name="Table16.D1" office:value-type="string">
            <text:p text:style-name="P19">Recursive Time (sec)</text:p>
          </table:table-cell>
        </table:table-row>
        <table:table-row>
          <table:table-cell table:style-name="Table16.A2" office:value-type="string">
            <text:p text:style-name="P15">10</text:p>
          </table:table-cell>
          <table:table-cell table:style-name="Table16.A2" office:value-type="string">
            <text:p text:style-name="P16">First Element</text:p>
          </table:table-cell>
          <table:table-cell table:style-name="Table16.A2" office:value-type="string">
            <text:p text:style-name="P16">0.0000012</text:p>
          </table:table-cell>
          <table:table-cell table:style-name="Table16.D2" office:value-type="string">
            <text:p text:style-name="P16">0.0000016</text:p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P16">Last Element</text:p>
          </table:table-cell>
          <table:table-cell table:style-name="Table16.A2" office:value-type="string">
            <text:p text:style-name="P16">0.0000014</text:p>
          </table:table-cell>
          <table:table-cell table:style-name="Table16.D2" office:value-type="string">
            <text:p text:style-name="Table_20_Contents">0.0000018</text:p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P16">2nd Last Elem<text:span text:style-name="T17">ent</text:span></text:p>
          </table:table-cell>
          <table:table-cell table:style-name="Table16.A2" office:value-type="string">
            <text:p text:style-name="Table_20_Contents">0.0000013</text:p>
          </table:table-cell>
          <table:table-cell table:style-name="Table16.D2" office:value-type="string">
            <text:p text:style-name="Table_20_Contents">0.0000017</text:p>
          </table:table-cell>
        </table:table-row>
        <table:table-row>
          <table:table-cell table:style-name="Table16.A2" office:value-type="string">
            <text:p text:style-name="P15">100</text:p>
          </table:table-cell>
          <table:table-cell table:style-name="Table16.A2" office:value-type="string">
            <text:p text:style-name="P16">First Element</text:p>
          </table:table-cell>
          <table:table-cell table:style-name="Table16.A2" office:value-type="string">
            <text:p text:style-name="P16">0.0000015</text:p>
          </table:table-cell>
          <table:table-cell table:style-name="Table16.D2" office:value-type="string">
            <text:p text:style-name="P16">0.0000019</text:p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P16">Last Element</text:p>
          </table:table-cell>
          <table:table-cell table:style-name="Table16.A2" office:value-type="string">
            <text:p text:style-name="P16">0.0000017</text:p>
          </table:table-cell>
          <table:table-cell table:style-name="Table16.D2" office:value-type="string">
            <text:p text:style-name="P16">0.0000020</text:p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P16">2nd Last Elem<text:span text:style-name="T17">ent</text:span></text:p>
          </table:table-cell>
          <table:table-cell table:style-name="Table16.A2" office:value-type="string">
            <text:p text:style-name="Table_20_Contents">0.0000016</text:p>
          </table:table-cell>
          <table:table-cell table:style-name="Table16.D2" office:value-type="string">
            <text:p text:style-name="Table_20_Contents">0.0000019</text:p>
          </table:table-cell>
        </table:table-row>
        <table:table-row table:style-name="Table16.8">
          <table:table-cell table:style-name="Table16.A2" office:value-type="string">
            <text:p text:style-name="P15">1000</text:p>
          </table:table-cell>
          <table:table-cell table:style-name="Table16.A2" office:value-type="string">
            <text:p text:style-name="P16">First Element</text:p>
          </table:table-cell>
          <table:table-cell table:style-name="Table16.A2" office:value-type="string">
            <text:p text:style-name="P16">0.0000018</text:p>
          </table:table-cell>
          <table:table-cell table:style-name="Table16.D2" office:value-type="string">
            <text:p text:style-name="P16">0.0000022</text:p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P16">Last Element</text:p>
          </table:table-cell>
          <table:table-cell table:style-name="Table16.A2" office:value-type="string">
            <text:p text:style-name="P16">0.0000021</text:p>
          </table:table-cell>
          <table:table-cell table:style-name="Table16.D2" office:value-type="string">
            <text:p text:style-name="Table_20_Contents">0.0000026</text:p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P16">2nd Last Elem<text:span text:style-name="T17">ent</text:span></text:p>
          </table:table-cell>
          <table:table-cell table:style-name="Table16.A2" office:value-type="string">
            <text:p text:style-name="P16">0.0000020</text:p>
          </table:table-cell>
          <table:table-cell table:style-name="Table16.D2" office:value-type="string">
            <text:p text:style-name="Table_20_Contents">0.0000024</text:p>
          </table:table-cell>
        </table:table-row>
        <table:table-row>
          <table:table-cell table:style-name="Table16.A2" office:value-type="string">
            <text:p text:style-name="P15">10000</text:p>
          </table:table-cell>
          <table:table-cell table:style-name="Table16.A2" office:value-type="string">
            <text:p text:style-name="P16">First Element</text:p>
          </table:table-cell>
          <table:table-cell table:style-name="Table16.A2" office:value-type="string">
            <text:p text:style-name="P16">0.0000024</text:p>
          </table:table-cell>
          <table:table-cell table:style-name="Table16.D2" office:value-type="string">
            <text:p text:style-name="P16">0.0000031</text:p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P16">Last Element</text:p>
          </table:table-cell>
          <table:table-cell table:style-name="Table16.A2" office:value-type="string">
            <text:p text:style-name="Table_20_Contents">0.0000029</text:p>
          </table:table-cell>
          <table:table-cell table:style-name="Table16.D2" office:value-type="string">
            <text:p text:style-name="P16">0.0000038</text:p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P16">2nd Last Elem<text:span text:style-name="T17">ent</text:span></text:p>
          </table:table-cell>
          <table:table-cell table:style-name="Table16.A2" office:value-type="string">
            <text:p text:style-name="P16">0.0000028</text:p>
          </table:table-cell>
          <table:table-cell table:style-name="Table16.D2" office:value-type="string">
            <text:p text:style-name="P16">0.0000036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08T14:19:39.346782926</meta:creation-date>
    <dc:date>2025-08-08T15:00:15.449943397</dc:date>
    <meta:editing-duration>PT17M19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2" meta:paragraph-count="94" meta:word-count="225" meta:character-count="1609" meta:non-whitespace-character-count="1401"/>
  </office:meta>
</office:document-meta>
</file>